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C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C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4*"/>
    </style:style>
    <style:style style:name="Tableau3.C" style:family="table-column">
      <style:table-column-properties style:column-width="4.249cm" style:rel-column-width="16383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 style:data-style-name="N0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1">Calcul XP Poulpinator</text:span></text:p>
      <text:p text:style-name="Standard"/>
      <text:p text:style-name="Standard">Gain = 25</text:p>
      <text:p text:style-name="Standard">Retraie = 10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row>
          <table:table-cell table:style-name="Tableau1.A1" office:value-type="string">
            <text:p text:style-name="Table_20_Contents">LVL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B1" office:value-type="float" office:value="2">
            <text:p text:style-name="P1">2</text:p>
          </table:table-cell>
          <table:table-cell table:style-name="Tableau1.D1" office:value-type="float" office:value="3">
            <text:p text:style-name="P1">3</text:p>
          </table:table-cell>
        </table:table-row>
        <table:table-row>
          <table:table-cell table:style-name="Tableau1.A2" office:value-type="string">
            <text:p text:style-name="Table_20_Contents">Xp nécessaire</text:p>
          </table:table-cell>
          <table:table-cell table:style-name="Tableau1.B2" office:value-type="float" office:value="25">
            <text:p text:style-name="P1">25</text:p>
          </table:table-cell>
          <table:table-cell table:style-name="Tableau1.B2" office:value-type="float" office:value="50">
            <text:p text:style-name="P1">50</text:p>
          </table:table-cell>
          <table:table-cell table:style-name="Tableau1.D2" office:value-type="float" office:value="75">
            <text:p text:style-name="P1">75</text:p>
          </table:table-cell>
        </table:table-row>
      </table:table>
      <text:p text:style-name="Standard"/>
      <text:p text:style-name="Standard">Nombre de bonbon a manger pour passer au lvl 1 = 1</text:p>
      <text:p text:style-name="Standard">Nombre de bonbon a manger pour passer au lvl 2 = 2</text:p>
      <text:p text:style-name="Standard">Nombre de bonbon a manger pour passer au lvl 3 = 3</text:p>
      <text:p text:style-name="Standard"/>
      <text:p text:style-name="Standard">total de bonbon lvl max = 3</text:p>
      <text:p text:style-name="Standard"/>
      <text:p text:style-name="Standard">nul</text:p>
      <text:p text:style-name="Standard"/>
      <text:p text:style-name="Standard">Gain = 10</text:p>
      <text:p text:style-name="Standard">Retraie = 3</text:p>
      <text:p text:style-name="Standard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string">
            <text:p text:style-name="Table_20_Contents">LVL</text:p>
          </table:table-cell>
          <table:table-cell table:style-name="Tableau2.B1" office:value-type="float" office:value="1">
            <text:p text:style-name="P1">1</text:p>
          </table:table-cell>
          <table:table-cell table:style-name="Tableau2.B1" office:value-type="float" office:value="2">
            <text:p text:style-name="P1">2</text:p>
          </table:table-cell>
          <table:table-cell table:style-name="Tableau2.D1" office:value-type="float" office:value="3">
            <text:p text:style-name="P1">3</text:p>
          </table:table-cell>
        </table:table-row>
        <table:table-row>
          <table:table-cell table:style-name="Tableau2.A2" office:value-type="string">
            <text:p text:style-name="Table_20_Contents">Xp nécessaire</text:p>
          </table:table-cell>
          <table:table-cell table:style-name="Tableau2.B2" office:value-type="float" office:value="30">
            <text:p text:style-name="P1">30</text:p>
          </table:table-cell>
          <table:table-cell table:style-name="Tableau2.B2" office:value-type="float" office:value="90">
            <text:p text:style-name="P1">90</text:p>
          </table:table-cell>
          <table:table-cell table:style-name="Tableau2.D2" office:value-type="float" office:value="150">
            <text:p text:style-name="P1">150</text:p>
          </table:table-cell>
        </table:table-row>
      </table:table>
      <text:p text:style-name="Standard"/>
      <text:p text:style-name="Standard">Nombre de bonbon a manger pour passer au lvl 1 = 3</text:p>
      <text:p text:style-name="Standard">Nombre de bonbon a manger pour passer au lvl 2 = 9</text:p>
      <text:p text:style-name="Standard">Nombre de bonbon a manger pour passer au lvl 3 = 15</text:p>
      <text:p text:style-name="Standard"/>
      <text:p text:style-name="Standard">total de bonbon lvl max = 27</text:p>
      <text:p text:style-name="Standard"/>
      <text:p text:style-name="Standard">ok</text:p>
      <text:p text:style-name="Standard"/>
      <text:p text:style-name="Standard">Gain = 5</text:p>
      <text:p text:style-name="Standard">Retraie = 1</text:p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>
          <table:table-cell table:style-name="Tableau3.A1" office:value-type="string">
            <text:p text:style-name="Table_20_Contents">LVL</text:p>
          </table:table-cell>
          <table:table-cell table:style-name="Tableau3.B1" office:value-type="float" office:value="1">
            <text:p text:style-name="P1">1</text:p>
          </table:table-cell>
          <table:table-cell table:style-name="Tableau3.B1" office:value-type="float" office:value="2">
            <text:p text:style-name="P1">2</text:p>
          </table:table-cell>
          <table:table-cell table:style-name="Tableau3.D1" office:value-type="float" office:value="3">
            <text:p text:style-name="P1">3</text:p>
          </table:table-cell>
        </table:table-row>
        <table:table-row>
          <table:table-cell table:style-name="Tableau3.A2" office:value-type="string">
            <text:p text:style-name="Table_20_Contents">Xp nécessaire </text:p>
          </table:table-cell>
          <table:table-cell table:style-name="Tableau3.B2" office:value-type="float" office:value="25">
            <text:p text:style-name="P1">25</text:p>
          </table:table-cell>
          <table:table-cell table:style-name="Tableau3.B2" office:value-type="float" office:value="50">
            <text:p text:style-name="P1">50</text:p>
          </table:table-cell>
          <table:table-cell table:style-name="Tableau3.D2" office:value-type="float" office:value="100">
            <text:p text:style-name="P1">100</text:p>
          </table:table-cell>
        </table:table-row>
      </table:table>
      <text:p text:style-name="Standard"/>
      <text:p text:style-name="Standard">Nombre de bonbon a manger pour passer au lvl 1 = 5</text:p>
      <text:p text:style-name="Standard">Nombre de bonbon a manger pour passer au lvl 2 = 10</text:p>
      <text:p text:style-name="Standard">Nombre de bonbon a manger pour passer au lvl 3 = 20</text:p>
      <text:p text:style-name="Standard"/>
      <text:p text:style-name="Standard">total de bonbon lvl max = 35</text:p>
      <text:p text:style-name="Standard"/>
      <text:p text:style-name="Standard">o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and Marvin</meta:initial-creator>
    <meta:creation-date>2022-03-08T08:07:10.62</meta:creation-date>
    <dc:date>2022-03-08T08:28:47.61</dc:date>
    <dc:creator>roland Marvin</dc:creator>
    <meta:editing-duration>PT21M29S</meta:editing-duration>
    <meta:editing-cycles>2</meta:editing-cycles>
    <meta:generator>OpenOffice/4.1.11$Win32 OpenOffice.org_project/4111m1$Build-9808</meta:generator>
    <meta:document-statistic meta:table-count="3" meta:image-count="0" meta:object-count="0" meta:page-count="1" meta:paragraph-count="46" meta:word-count="180" meta:character-count="761"/>
  </office:meta>
</office:document-meta>
</file>